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paragraph-rsid="00349ec4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normal" officeooo:paragraph-rsid="00349ec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349ec4"/>
    </style:style>
    <style:style style:name="P4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20af3d" officeooo:paragraph-rsid="0020af3d" style:font-weight-asian="bold" style:font-weight-complex="bold"/>
    </style:style>
    <style:style style:name="P5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 fo:font-weight="normal" officeooo:paragraph-rsid="00349ec4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text-underline-style="none" fo:font-weight="bold" officeooo:rsid="0020af3d" officeooo:paragraph-rsid="0020af3d" style:font-weight-asian="bold" style:font-weight-complex="bold"/>
    </style:style>
    <style:style style:name="P8" style:family="paragraph" style:parent-style-name="Standard">
      <style:text-properties officeooo:paragraph-rsid="00349ec4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paragraph-rsid="00349ec4"/>
    </style:style>
    <style:style style:name="P11" style:family="paragraph" style:parent-style-name="Text_20_body">
      <style:paragraph-properties fo:text-align="start" style:justify-single-word="false" style:writing-mode="lr-tb"/>
      <style:text-properties fo:font-weight="bold" officeooo:paragraph-rsid="00349ec4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c9211e" loext:opacity="100%" officeooo:rsid="001f278e" officeooo:paragraph-rsid="001f278e"/>
    </style:style>
    <style:style style:name="P13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20af3d" officeooo:paragraph-rsid="0020af3d" style:font-weight-asian="bold" style:font-weight-complex="bold"/>
    </style:style>
    <style:style style:name="P14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3a024f" officeooo:paragraph-rsid="003a024f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3d6e0b"/>
    </style:style>
    <style:style style:name="P17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3a024f" officeooo:paragraph-rsid="003a024f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3d6e0b" officeooo:paragraph-rsid="003d6e0b" style:font-weight-asian="normal" style:font-weight-complex="normal"/>
    </style:style>
    <style:style style:name="T1" style:family="text">
      <style:text-properties officeooo:rsid="0023747d"/>
    </style:style>
    <style:style style:name="T2" style:family="text">
      <style:text-properties officeooo:rsid="002440fc"/>
    </style:style>
    <style:style style:name="T3" style:family="text">
      <style:text-properties officeooo:rsid="00246da3"/>
    </style:style>
    <style:style style:name="T4" style:family="text">
      <style:text-properties officeooo:rsid="00270a7b"/>
    </style:style>
    <style:style style:name="T5" style:family="text">
      <style:text-properties officeooo:rsid="00283399"/>
    </style:style>
    <style:style style:name="T6" style:family="text">
      <style:text-properties officeooo:rsid="002a0c2c"/>
    </style:style>
    <style:style style:name="T7" style:family="text">
      <style:text-properties officeooo:rsid="002ae3f1"/>
    </style:style>
    <style:style style:name="T8" style:family="text">
      <style:text-properties officeooo:rsid="002de003"/>
    </style:style>
    <style:style style:name="T9" style:family="text">
      <style:text-properties fo:font-weight="normal" officeooo:rsid="002de003" style:font-weight-asian="normal" style:font-weight-complex="normal"/>
    </style:style>
    <style:style style:name="T10" style:family="text">
      <style:text-properties officeooo:rsid="002e612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325f40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325f40"/>
    </style:style>
    <style:style style:name="T15" style:family="text">
      <style:text-properties style:text-underline-style="none" fo:font-weight="normal" officeooo:rsid="003d6e0b" style:font-weight-asian="normal" style:font-weight-complex="normal"/>
    </style:style>
    <style:style style:name="T16" style:family="text">
      <style:text-properties officeooo:rsid="0032d996"/>
    </style:style>
    <style:style style:name="T17" style:family="text">
      <style:text-properties officeooo:rsid="0035d2be"/>
    </style:style>
    <style:style style:name="T18" style:family="text">
      <style:text-properties officeooo:rsid="003b9e59"/>
    </style:style>
    <style:style style:name="T19" style:family="text">
      <style:text-properties officeooo:rsid="003be21b"/>
    </style:style>
    <style:style style:name="T20" style:family="text">
      <style:text-properties officeooo:rsid="003ee7f0"/>
    </style:style>
    <style:style style:name="T21" style:family="text">
      <style:text-properties officeooo:rsid="0041c568"/>
    </style:style>
    <style:style style:name="T22" style:family="text">
      <style:text-properties officeooo:rsid="0044c194"/>
    </style:style>
    <style:style style:name="T23" style:family="text">
      <style:text-properties officeooo:rsid="004569b3"/>
    </style:style>
    <style:style style:name="T24" style:family="text">
      <style:text-properties officeooo:rsid="0045c5a0"/>
    </style:style>
    <style:style style:name="T25" style:family="text">
      <style:text-properties officeooo:rsid="004b3ba0"/>
    </style:style>
    <style:style style:name="T26" style:family="text">
      <style:text-properties officeooo:rsid="004c380b"/>
    </style:style>
    <style:style style:name="T27" style:family="text">
      <style:text-properties officeooo:rsid="004c6517"/>
    </style:style>
    <style:style style:name="T28" style:family="text">
      <style:text-properties officeooo:rsid="004ccf98"/>
    </style:style>
    <style:style style:name="T29" style:family="text">
      <style:text-properties officeooo:rsid="004db9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éo Fantuz Chrobot <text:s text:c="27"/><text:span text:style-name="T17">Entreprise d’aide à domicile</text:span></text:p>
      <text:p text:style-name="P12">Yannis Devos</text:p>
      <text:p text:style-name="P12">groupe E</text:p>
      <text:p text:style-name="P9"/>
      <text:p text:style-name="P4">société : <text:span text:style-name="T1">Oui Care</text:span></text:p>
      <text:p text:style-name="P4"/>
      <text:p text:style-name="P14">Caractéristiques des entreprises :</text:p>
      <text:p text:style-name="P4"/>
      <text:p text:style-name="P3">-<text:span text:style-name="T12">Date de création :</text:span></text:p>
      <text:p text:style-name="P3"/>
      <text:p text:style-name="P8"><text:span text:style-name="T13"><text:tab/></text:span><text:span text:style-name="T14">°1996</text:span></text:p>
      <text:p text:style-name="P10"/>
      <text:p text:style-name="P3">-<text:span text:style-name="T12">Fondateur :</text:span></text:p>
      <text:p text:style-name="P3"/>
      <text:p text:style-name="P8"><text:span text:style-name="T13"><text:tab/></text:span><text:span text:style-name="T14">°</text:span>Guillaume Richard </text:p>
      <text:p text:style-name="P8"/>
      <text:p text:style-name="P8"/>
      <text:p text:style-name="P2">-<text:span text:style-name="T8">Chiffre d’affaires :</text:span></text:p>
      <text:p text:style-name="P11"><text:tab/><text:span text:style-name="T9">°310 000 000 euros (2021)</text:span></text:p>
      <text:p text:style-name="P8"/>
      <text:p text:style-name="P1">-<text:span text:style-name="T16">Siège sociale :</text:span></text:p>
      <text:p text:style-name="P1"/>
      <text:p text:style-name="P6"><text:tab/><text:span text:style-name="T16">°Le Mans, France</text:span></text:p>
      <text:p text:style-name="P4"/>
      <text:p text:style-name="P7">------------------------------------------------------------------------------------------------------------------------</text:p>
      <text:p text:style-name="P9"/>
      <text:p text:style-name="P5">- Son statut juridique :</text:p>
      <text:p text:style-name="P9"><text:tab/>Société à responsabilité limitée</text:p>
      <text:p text:style-name="P9"/>
      <text:p text:style-name="P5">- Son secteur d'activité (sur la base de ses activités) :</text:p>
      <text:p text:style-name="P9"><text:tab/><text:span text:style-name="T3">°</text:span>Services à la personne <text:span text:style-name="T3">développés autour de trois métiers : le ménage/repassage, la garde <text:tab/>d’enfants et l’accompagnement des personnes âgées ou handicapées.</text:span></text:p>
      <text:p text:style-name="P9"/>
      <text:p text:style-name="P5">- Sa taille (en termes de nombre de salariés) :</text:p>
      <text:p text:style-name="P9"><text:tab/><text:span text:style-name="T4">°</text:span>17 500 (2018) </text:p>
      <text:p text:style-name="P9"><text:tab/><text:span text:style-name="T4">°</text:span>20 000 <text:s/><text:span text:style-name="T4">(</text:span>2021<text:span text:style-name="T4">)</text:span></text:p>
      <text:p text:style-name="P9"/>
      <text:p text:style-name="P5"><text:soft-page-break/>- Son champ d'action :</text:p>
      <text:p text:style-name="P9"><text:tab/>F<text:span text:style-name="T2">rance, Paraguay et Amérique latine (international)</text:span></text:p>
      <text:p text:style-name="P9"/>
      <text:p text:style-name="P9">-<text:span text:style-name="T11"> Ses potentiels fournisseurs (le cas échéant) :</text:span></text:p>
      <text:p text:style-name="P9"><text:tab/><text:span text:style-name="T7">°Pôle emploi</text:span></text:p>
      <text:p text:style-name="P9"><text:tab/><text:span text:style-name="T7">°Agefiph (organisme paritaire français institué par la loi du 10 juillet 1987 pour favoriser <text:tab/>l'insertion professionnelle et le maintien dans l'emploi des personnes handicapées dans les <text:tab/>entreprises du secteur privé.)</text:span></text:p>
      <text:p text:style-name="P9"/>
      <text:p text:style-name="P5">- Ses potentiels clients (ou usagers) :</text:p>
      <text:p text:style-name="P9"><text:tab/><text:span text:style-name="T5">°Personnes âgées</text:span></text:p>
      <text:p text:style-name="P9"><text:tab/><text:span text:style-name="T5">°Personnes handicapées</text:span></text:p>
      <text:p text:style-name="P9"><text:tab/><text:span text:style-name="T5">°Jeunes parents </text:span><text:span text:style-name="T6">(pour la garde des enfants)</text:span></text:p>
      <text:p text:style-name="P9"/>
      <text:p text:style-name="P5">- Ses concurrents :</text:p>
      <text:p text:style-name="P9"><text:tab/><text:span text:style-name="T10">°Shiva(Groupe Domia Group), basée sur le ménage et le repassage.</text:span></text:p>
      <text:p text:style-name="P9"><text:tab/><text:span text:style-name="T10">°Petits-fils (Groupe Korian), basée sur le maintien à domicile en mandataire.</text:span></text:p>
      <text:p text:style-name="P9"><text:tab/><text:span text:style-name="T10">°Domidom (Groupe Orpéa), basée sur le ménage, le repassage, la garde d’enfants, auxiliaire <text:tab/>de vie.</text:span></text:p>
      <text:p text:style-name="P9"/>
      <text:p text:style-name="P9"/>
      <text:p text:style-name="P14">Fonctionnement des entreprises :</text:p>
      <text:p text:style-name="P14"/>
      <text:p text:style-name="P17">-<text:span text:style-name="T18">mission de l’entreprise : apporter à ses collaborateurs tout ce qui leur permettra de s'épanouir, de développer leur potentiel professionnel</text:span></text:p>
      <text:p text:style-name="P17"/>
      <text:p text:style-name="P17">-<text:span text:style-name="T18">objectif de l’entreprise : Faire du bénéfice</text:span></text:p>
      <text:p text:style-name="P17"/>
      <text:p text:style-name="P17">-configuration des postes <text:span text:style-name="T19">principaux</text:span> dans l'entreprise ainsi que des tâches associées à ces postes :</text:p>
      <text:p text:style-name="P17"><text:tab/><text:span text:style-name="T18">°système réseau (gérer le système réseau de l’entreprise)</text:span></text:p>
      <text:p text:style-name="P17"><text:tab/><text:span text:style-name="T18">°assistants (ex : assistant administratif, assistant d’agence, etc.) (assiste les clients sur <text:tab/>certaine taches (ex : dans les tâches administratifs, etc...)).</text:span></text:p>
      <text:p text:style-name="P17"><text:tab/><text:span text:style-name="T18">°auxiliaire de vie (assiste les personnes en perte d’autonomie ou en situation d’handicap <text:tab/>(ex : aide à aller au toilette, etc.)).</text:span></text:p>
      <text:p text:style-name="P18"><text:soft-page-break/><text:tab/>°Prof à domicile (donne des cours particulier à domicile).</text:p>
      <text:p text:style-name="P16"><text:span text:style-name="T15"/></text:p>
      <text:p text:style-name="P16"><text:span text:style-name="T15">-</text:span>lignes hiérarchiques qui unissent les différentes composantes de l'organisation :</text:p>
      <text:p text:style-name="P16"><text:tab/><text:span text:style-name="T22">PDG → conseil d’administration (Président + Secrétaire + Trésorier)</text:span><text:span text:style-name="T20"> → Responsables → employés</text:span></text:p>
      <text:p text:style-name="P16"><text:tab/></text:p>
      <text:p text:style-name="P16">-représentation graphique de la structure formelle de l'entreprise (organigramme) :</text:p>
      <text:p text:style-name="P16"><text:tab/><text:span text:style-name="T21">(voir diapo)</text:span></text:p>
      <text:p text:style-name="P16"/>
      <text:p text:style-name="P16">-facteurs de production qu'elle combine pour produire des biens ou des services :</text:p>
      <text:p text:style-name="P16"><text:tab/><text:span text:style-name="T29">°</text:span><text:span text:style-name="T24">travail</text:span></text:p>
      <text:p text:style-name="P16"><text:tab/><text:span text:style-name="T24">°</text:span><text:span text:style-name="T28">L’expertise</text:span></text:p>
      <text:p text:style-name="P16"/>
      <text:p text:style-name="P16">-politique de responsabilité sociale et environnementale (RSE) :</text:p>
      <text:p text:style-name="P16"><text:tab/><text:span text:style-name="T25">°Oui Care est très impliquée dans les démarches RSE, et ce de la façon suivante :</text:span></text:p>
      <text:p text:style-name="P16"><text:tab/><text:tab/>-<text:span text:style-name="T26">réutilisation de 40 bâtiments, les plus énergivores du parc immobilier</text:span></text:p>
      <text:p text:style-name="P16"><text:tab/><text:tab/>-<text:span text:style-name="T26">en pratiquant le tri 5 flux au siège avec le partenariat MesDechetsDeBureau</text:span></text:p>
      <text:p text:style-name="P16"><text:tab/><text:tab/>-<text:span text:style-name="T26">en revalorisant systématiquement les déchets : cartouches/copieurs, mobiles/batterie, <text:tab/><text:tab/>PC, mobilier.</text:span></text:p>
      <text:p text:style-name="P16"><text:tab/><text:tab/>-<text:span text:style-name="T26">en ayant un entretien collaboratif du potager du siège avec l’association TARMAC.</text:span></text:p>
      <text:p text:style-name="P16"><text:tab/><text:tab/>-<text:span text:style-name="T27">en choisissant des fournisseurs locaux compétitifs et réactifs</text:span></text:p>
      <text:p text:style-name="P16"><text:tab/><text:tab/>-<text:span text:style-name="T27">en menant des projets de mobilité dou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11:51.655165929</meta:creation-date>
    <dc:date>2023-12-11T17:14:26.914828400</dc:date>
    <meta:editing-duration>PT2H15M4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448" meta:character-count="3185" meta:non-whitespace-character-count="2717"/>
  </office:meta>
</office:document-meta>
</file>